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Tic-Tac-Toe</text:p>
      <text:p text:style-name="Preformatted_20_Text">Music for the Odin-Projects</text:p>
      <text:p text:style-name="Preformatted_20_Text">try-catch</text:p>
      <text:p text:style-name="Preformatted_20_Text">coding challenges</text:p>
      <text:p text:style-name="Preformatted_20_Text">node.js</text:p>
      <text:p text:style-name="Preformatted_20_Text">RPG Game to train classes 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dc:date>2022-04-25T16:59:00.125937611</dc:date>
    <dc:creator>Stefan Bartl</dc:creator>
    <meta:editing-duration>PT24S</meta:editing-duration>
    <meta:editing-cycles>2</meta:editing-cycles>
    <meta:document-statistic meta:table-count="0" meta:image-count="0" meta:object-count="0" meta:page-count="1" meta:paragraph-count="6" meta:word-count="14" meta:character-count="97" meta:non-whitespace-character-count="88"/>
  </office:meta>
</office:document-meta>
</file>